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10_18-48-31_000.mp4</text:p>
          </table:table-cell>
          <table:table-cell table:style-name="ce26" office:value-type="string">
            <text:p>:VIDEO / @自室 / 記録 / jap.flute / 演奏、play / R=1 / genre=melody:,for=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:,for=,file-piece-id=~,memo=~,session=hour-18,recording-id=~,other=~ / follow+">
            <text:p>:VIDEO / @自室 / 記録 / jap.flute / 演奏、play / R=1 / genre=melody:,for=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8-10_21-09-05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8-10_21-09-1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8-11_00-53-12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8-11_07-14-00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起きた時刻 / 2023">
            <text:p>:m :PHOTO 起き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8-11_07-15-3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8-11_13-10-1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8-11_15-52-51_000.jpg</text:p>
          </table:table-cell>
          <table:table-cell table:style-name="ce26" office:value-type="string">
            <text:p>:m 1*2 RES / JVEMV6 64#328_hattatsu_oota_etal / 『発達障害』 著者=太田昌孝、編著,校注=~ / p.7 / w=カテゴリー診断名；包括的カテゴリー；働きかけ；,topic=~,publisher=日本評論社,other=memo+:包括的カテゴリー：問題点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2 RES / JVEMV6 64#328_hattatsu_oota_etal / 『発達障害』 著者=太田昌孝、編著,校注=~ / p.7 / w=カテゴリー診断名；包括的カテゴリー；働きかけ；,topic=~,publisher=日本評論社,other=memo+:包括的カテゴリー：問題点；">
            <text:p>:m 1*2 RES / JVEMV6 64#328_hattatsu_oota_etal / 『発達障害』 著者=太田昌孝、編著,校注=~ / p.7 / w=カテゴリー診断名；包括的カテゴリー；働きかけ；,topic=~,publisher=日本評論社,other=memo+:包括的カテゴリー：問題点；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 office:value-type="string">
            <text:p>2023-08-11_15-53-08_000.jpg</text:p>
          </table:table-cell>
          <table:table-cell table:style-name="ce26" office:value-type="string">
            <text:p>:m 2*2 RES / JVEMV6 64#328_hattatsu_oota_etal / 『発達障害』 著者=太田昌孝、編著,校注=~ / p.7 / w=,topic=~,publisher=日本評論社,other=memo+:医療教育；memo+:医療教育：条件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2*2 RES / JVEMV6 64#328_hattatsu_oota_etal / 『発達障害』 著者=太田昌孝、編著,校注=~ / p.7 / w=,topic=~,publisher=日本評論社,other=memo+:医療教育；memo+:医療教育：条件；">
            <text:p>:m 2*2 RES / JVEMV6 64#328_hattatsu_oota_etal / 『発達障害』 著者=太田昌孝、編著,校注=~ / p.7 / w=,topic=~,publisher=日本評論社,other=memo+:医療教育；memo+:医療教育：条件；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6];CONCATENATE([.C16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1">2023/08/11</text:date>, <text:time>17:3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1T17:35:33.83</dc:date>
    <dc:creator>岩淵 謙</dc:creator>
    <meta:editing-duration>P58DT4H24M29S</meta:editing-duration>
    <meta:editing-cycles>19427</meta:editing-cycles>
    <meta:document-statistic meta:table-count="2" meta:cell-count="917" meta:object-count="0"/>
    <meta:user-defined meta:name="qrichtext">1</meta:user-defined>
  </office:meta>
</office:document-meta>
</file>